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459b" officeooo:paragraph-rsid="000845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us: Veröffentlicht</text:p>
      <text:p text:style-name="Standard"/>
      <text:p text:style-name="Standard">Die Sonne war noch nicht aufgegangen, da scheuchte Mariel ihn schon aus dem Schlafsack.<text:line-break/><text:bookmark text:name="bookmark-10"/><text:line-break/><text:bookmark text:name="bookmark-11"/>„Wir brechen auf! Beweg dich!“, zischte sie ihm zu und zog die Decke, auf der er lag, weg. Die Plane, die ihn in der Nacht vor herabfallenden Blättern, Eicheln und Wind geschützt hatte, wackelte bereits verdächtig.<text:line-break/><text:bookmark text:name="bookmark-12"/><text:line-break/><text:bookmark text:name="bookmark-13"/>Er knurrte missmutig und drehte sich noch einmal um.<text:line-break/><text:bookmark text:name="bookmark-14"/><text:line-break/><text:bookmark text:name="bookmark-15"/>„Es war einmal ein Magier, Alim war sein Name,<text:line-break/><text:bookmark text:name="bookmark-16"/>Der war der Größte weit und breit und der Traumprinz jeder Dame.<text:line-break/><text:bookmark text:name="bookmark-17"/>Ein Wink des kleinen Fingers und die Welt lag ihm zu Füßen,<text:line-break/><text:bookmark text:name="bookmark-18"/>Oder wenigstens beinahe: Das Murmeltier lässt grüßen“, rezitierte Tem und ließ seine Ziehharmonika kläglich tönend nach unten gleiten.<text:line-break/><text:bookmark text:name="bookmark-19"/><text:line-break/><text:bookmark text:name="bookmark-20"/>„Sei du mal still! Ab Mittag wirst du auf irgendeinem Wagen liegen und pennen, den Luxus haben Magier im Rebellenlager nicht.“<text:line-break/><text:bookmark text:name="bookmark-21"/><text:line-break/><text:bookmark text:name="bookmark-22"/>Missmutig vor sich hin brummelnd kroch er aus seiner Schlafstatt und kratzte sich am Kopf, dann sah er sich in dem viel zu geschäftigen Lager um und suchte sich einen abgelegenen Baum, um sich zu erleichtern.<text:line-break/><text:bookmark text:name="bookmark-23"/><text:line-break/><text:bookmark text:name="bookmark-24"/>Als er zurückkehrte, hatte Tem seine Kleider an das Horn eines Ochsen gehängt, der sich durch die Scheuklappen jedoch kaum daran störte und nur gelegentlich den Kopf schüttelte, um das lästige Gewicht loszuwerden.<text:line-break/><text:bookmark text:name="bookmark-25"/><text:line-break/><text:bookmark text:name="bookmark-26"/>„Nur einmal möchte ich, dass mein Bett erst abgebaut wird, wenn ich nicht mehr drin liege“, brummte Alim und begann, sich anzukleiden.<text:line-break/><text:bookmark text:name="bookmark-27"/><text:line-break/><text:bookmark text:name="bookmark-28"/>Tem quetschte aus seinem Instrument ein paar Töne hervor, die klangen, als wäre er auf eine tote Katze getreten.<text:line-break/><text:bookmark text:name="bookmark-29"/><text:line-break/><text:bookmark text:name="bookmark-30"/>„Und ich würde nur einmal wissen wollen, wieso wir es so eilig haben. Man könnte den Eindruck bekommen, das Heer von Weißenegg wäre direkt hinter dem nächsten Busch“, kommentierte Tem die ihn umgebende Eile.<text:line-break/><text:bookmark text:name="bookmark-31"/><text:line-break/><text:bookmark text:name="bookmark-32"/>Dabei wusste Tem genauso gut wie Alim, dass es einen solchen Grund nicht gab. Die Eile entstand durch die Sache selbst, immerhin lebten sie im Tross des Auserwählten. Dies war der innere Kreis des meistgesuchten Mannes von ganz Gattland. Angesichts der Tatsache, dass Gattland 1200 Meilen lang und 600 Meilen breit war und zum größten Teil aus unbewohnten, meist morastigen Tieflanden bestand, war dieser Umstand jedoch nicht im Ansatz so bedrohlich, wie er im ersten Moment klang. Den Menschen, die zur ständigen Belegschaft gehörten, war dies auch klar, immerhin war der Tross in den vergangenen zwanzig Jahren nur ein einziges Mal entdeckt worden, und das auch noch durch reinen Zufall – weil sich ein Salzkonvoi verirrt hatte. Die Weißröcke hatten geglaubt, auf einen Versorgungszug gestoßen zu sein, und gaben die Verfolgung auf, nachdem sie die Wagen mit Waffen und Mänteln erbeutet hatten.<text:line-break/><text:bookmark text:name="bookmark-33"/><text:line-break/><text:bookmark text:name="bookmark-34"/>Doch leider waren etwa zwei Drittel der Anwesenden nur temporäres Personal, das glaubte, durch den Aufenthalt im mobilen Hauptquartier des Schwarzen Ordens in höchster Gefahr zu schweben und daher ständig zur Eile mahnte. Alim war leider der Letzte, der es sich erlauben konnte, dieser Annahme zu widersprechen. Jede von ihm ausgehende Verzögerung wurde sofort als Sabotageakt <text:soft-page-break/>der Magier gewertet, und er riskierte im besten Fall böse Blicke, im schlimmsten handfeste Prügel.<text:line-break/><text:bookmark text:name="bookmark-35"/><text:line-break/><text:bookmark text:name="bookmark-36"/>„Ich brauche Feuerstein und Zunder, um ein Lagerfeuer hinzubekommen, aber die glauben, ich könnte den ganzen Tross mit einem Fingerschnippen explodieren lassen!“, hatte sich Alim erst vor wenigen Wochen beschwert, während Mariel eine Platzwunde an seiner Stirn versorgte, die er einem aus dem Nichts gekommenen Schlagstock zu verdanken hatte.<text:line-break/><text:bookmark text:name="bookmark-37"/><text:line-break/><text:bookmark text:name="bookmark-38"/>„Sie kennen dich nicht, Alim“, hatte seine Schwester ihn zu besänftigen versucht.<text:line-break/><text:bookmark text:name="bookmark-39"/><text:line-break/><text:bookmark text:name="bookmark-40"/>„Dann sollen sie mich einfach in Frieden lassen!“, hatte er mürrisch erwidert, wobei er genau wusste, dass das von Menschen, die durch Magie Schreckliches erlebt hatten, sehr viel verlangt war.<text:line-break/><text:bookmark text:name="bookmark-41"/><text:line-break/><text:bookmark text:name="bookmark-42"/>„Pack mit an!“, fuhr Mariel Alim an, der jetzt schon seit längerem mit seiner Halsbinde kämpfte. Sie schob seine Hände zur Seite und knotete das blaue Band selbst. Dann drückte sie ihm eine Kiste in die Hand und deutete auf den Wagen.<text:line-break/><text:bookmark text:name="bookmark-43"/><text:line-break/><text:bookmark text:name="bookmark-44"/>Er würde heute laufen müssen, denn Mariels Wagen war von zwei Verletzten belegt. Es waren keine Kampfwunden. Zwei Wachsoldaten hatten während ihrer Patrouille im Dunkeln einen Graben übersehen und waren gestürzt. Alim unterstellte ihnen einen handgreiflich gewordenen Streit um eine der Hübschlerinnen im Dorf, aber auch das war ein Gedanke, den er wohl besser nicht aussprach.<text:line-break/><text:bookmark text:name="bookmark-45"/><text:line-break/><text:bookmark text:name="bookmark-46"/>Alim kaute noch auf einem etwas zu trockenen Stück Käse, da zog der Tross auch schon los, wie üblich praktisch ziellos. Diese Ziellosigkeit machte Alim immer nachdenklich, zu sehr war sie ein Sinnbild seines Lebens. Er war ein Magier im Herzen eines Rebellenordens, der es sich zur Aufgabe gemacht hatte, die Herrschaft der Magier endgültig zu beenden und, wenn es nach der Mehrheit der eher minder gebildeten Mitglieder ging, die Magiebegabung endgültig auszurotten.<text:line-break/><text:bookmark text:name="bookmark-47"/><text:line-break/><text:bookmark text:name="bookmark-48"/>Alim wusste sehr wenig über die Magie und die Magier. Er selbst war er noch nie einem anderen Magier begegnet, geschweige denn, dass er sich mit einem hätte unterhalten können. Die Rebellen achteten sehr genau darauf, welche Informationen Alim erhielt und welche nicht, daher hatte er eine gewisse Vorstellung von dem, was er nicht wusste. Eine große Wissenslücke klaffte bei der Geschichte von Aleese und Rehu, die anscheinend Magiergründungen waren, symbolisiert durch fehlende Seiten in Büchern und Brandflecken in Karten. Ein weiteres Geheimnis, das man vor ihm hütete, war das Salz, das leuchtende, das hatte irgend etwas mit Magie zu tun. Doch wenn er danach fragte, riskierte er den Zorn von Alistair, dem Hauptmann von Kails Leibgarde. Vor ein paar Jahren war er hartnäckig geworden und hatte unbedingt wissen wollen, wieso die Magier anscheinend so allmächtig waren, während er selbst kaum ein Lagerfeuer anzünden konnte. Da war Alistair ausgerastet, hatte ihn am Kragen gepackt und gegen die Wand geschlagen. Alims Füße hatten über dem Boden gebaumelt, und er hatte sich an der Faust, die ihm die Luft abschnürte, festhalten müssen, während Alistair im zuzischte, er solle sich einfach damit abfinden, dass er ein ausgesprochen mieser Magier sei.<text:line-break/><text:bookmark text:name="bookmark-49"/><text:line-break/><text:bookmark text:name="bookmark-50"/>Es war ja nicht so, als wäre das nicht zutreffend gewesen. Alim war als Magier eine Niete, und vielleicht hätte er sich tatsächlich damit abgefunden, wenn Tem und Tajan nicht immer so herumgedruckst hätten. Er tat seinen Freunden leid, daher entglitt ihnen immer mal wieder ein Hinweis darauf, dass es nicht Alims Schuld war, dass er die Magie nicht richtig im Griff hatte, doch selbst seine Freunde trauten sich nicht, ihm die Wahrheit zu sagen.<text:line-break/><text:bookmark text:name="bookmark-51"/><text:line-break/><text:bookmark text:name="bookmark-52"/>Alim fand sich damit ab. Er war ein Anhängsel, die atmende Nachgeburt des großen Auserwählten, die man eigentlich im Fluss hätte entsorgen sollen. Es war bereits eine Gnade, dass er überhaupt leben durfte, da sollte er sich nicht über seinen Status als Gefangener beschweren.<text:line-break/><text:bookmark text:name="bookmark-53"/><text:soft-page-break/><text:line-break/><text:bookmark text:name="bookmark-54"/>„Du hast schon wieder diesen Blick drauf, und über deinem Kopf ziehen sich graue Wolken zusammen, was ich übrigens nicht metaphorisch meine“, unterbrach Tem Alims Gedanken. Alim fiel auf die Finte herein und blickte nach oben. Natürlich waren da keine grauen Wolken. Der Himmel war klar und blau, und es wehte ein sanfter Wind, der den würzigen Duft von Pilzen und Kräutern aus dem Wald brachte. Alim war einfach zu neugierig, wenn es um Magie ging. Er wollte keine einsetzen, er wollte niemandem schaden und sich auch keinen Vorteil verschaffen, er wollte sie nur verstehen.<text:line-break/><text:bookmark text:name="bookmark-55"/>Es war ja nicht so, als wäre seine Magie einfach verschwunden, nur weil er im Hauptquartier des Rebellenordens lebte. Sie war ständig da, er spürte sie, spürte, wie sie kam und wie sie ging. Sie machte sich selbständig, in seinem Kopf, in seinem Hals und in seiner Hose, was angesichts der Tatsache, dass er sie nicht steuern konnte, so manches Mal richtig peinlich geworden war.<text:line-break/><text:bookmark text:name="bookmark-56"/><text:line-break/><text:bookmark text:name="bookmark-57"/>Alim stieß dem Troubadour den Ellbogen in die Seite.<text:line-break/><text:bookmark text:name="bookmark-58"/><text:line-break/><text:bookmark text:name="bookmark-59"/>„Lass den Quatsch. Ich bin nur müde und würde gerne wieder auf den Wagen steigen“, erklärte er sich. Dann rieb er sich mit den Händen über die unrasierten Wangen und dachte sehnsüchtig an eine Waschschüssel, Seife und ein scharfes Rasiermesser. Aber so etwas besaß er nicht, daher musste er warten, bis sie wieder irgendwo einkehrten und sein Ziehvater mit Kail zurückkam. Sein Bruder – der Auserwählte – war immer ein zweischneidiges Schwert. Wenn Kail und Simon mit dem Tross unterwegs waren, verfügte Alim über einen gewissen Luxus. Er konnte an einem Tisch essen, ausschlafen und sich richtig waschen. Auf der anderen Seite waren dann aber eben auch Kail und Alistair da, was an Alims Nerven und seiner Selbstbeherrschung zehrte. Die beiden Hornochsen mussten zusammenlegen, um auf eine Handvoll Grips zu kommen, daher leuchtete ihnen partout nicht ein, dass Alim beim besten Willen nicht als Beispiel für die ach so degenerierte Magiergesellschaft taugte und dass sie, wenn sie ihn damit verspotteten, im Grunde ihrem geliebten Orden, der Alim vom ersten Atemzug an erzogen hatte, einen Bärendienst erwiesen.<text:line-break/><text:bookmark text:name="bookmark-60"/><text:line-break/><text:bookmark text:name="bookmark-61"/>Erst gegen Mittag hielt der Tross an, da taten Alim schon die Füße weh, und er hatte das ständige Gezwitscher der Vögel so satt, dass er anfing, mit Steinen auf die fülligen Baumkronen und blühenden Büsche zu werfen. Tem dichtete einen Reim darauf, etwas mit Magierwillkür und Rache der Natur.<text:line-break/><text:bookmark text:name="bookmark-62"/><text:line-break/><text:bookmark text:name="bookmark-63"/>Mariel half bei einem der Feuer. Tem saß dabei und spielte Volkslieder, die die meisten mitsingen konnten. Alim kletterte auf den Wagen mit seiner Truhe, holte sich ein Buch und blieb auf der Truhe hocken, als er merkte, dass ihn keiner vertrieb. Er beobachtete die zusammengewürfelte Reisegesellschaft. Im Prinzip tat er das jeden Tag, aber er hatte in der Regel auch nichts Besseres zu tun. Wer wollte schon Hilfe oder gar Gesellschaft von einem Magier?<text:line-break/><text:bookmark text:name="bookmark-64"/><text:line-break/><text:bookmark text:name="bookmark-65"/>Die etwa sechzig Menschen wirkten auf den ersten Blick wie eine Handelskarawane. Die zwölf Planwagen waren schwer beladen und wurden von zwei bis vier Ochsen gezogen. Zwei Wagen waren aus Holz, kleine Hütten mit runden Dächern, deren Fenster mit Läden verschlossen waren. Aus dem einen ragte sogar das schiefe Rohr eines Ofens hervor, aus dem sich eine Rauchfahne kringelte.<text:line-break/><text:bookmark text:name="bookmark-66"/><text:line-break/><text:bookmark text:name="bookmark-67"/>Sie sahen nicht so aus, aber sie waren die Schaltzentrale der Rebellion.<text:line-break/><text:bookmark text:name="bookmark-68"/>Im Ofen brannte immer Feuer, selbst am heißesten Tag des Verdandi. Es war ein Sicherheitsmechanismus: Wenn der Tross angegriffen wurde, konnte man das Feuer über mit Öl getränkte Bänder sofort im ganzen Wagen verteilen und so die gesammelten Unterlagen des Ordens vernichten.<text:line-break/><text:bookmark text:name="bookmark-69"/><text:line-break/><text:bookmark text:name="bookmark-70"/>Eine alte Frau mit Kopftuch stieg aus dem Wagen. Sie ging gebeugt, doch zügig, trat an die <text:soft-page-break/>Sträucher am Rand der Lichtung und leerte mit Schwung einen Nachttopf in den Wald aus. Alim schmunzelte über den Kontrast zwischen ihrem Aufzug und ihrem Gebaren. Wer hätte unterstellt, dass diese alte Dame auch ein Breitschwert so schwingen konnte? Ayana war das Oberhaupt des Ordens. Einst hatte sie zum Militär gehört, doch nun war sie der Neutralität zwischen den vier Fraktionen des Ordens verpflichtet. Sie gehörte zu den wenigen Ratsmitgliedern, die dauerhaft mit dem Auserwählten mitreisten. Den meisten anderen, vor allem den Königserben, war es zu gefährlich. Von den politischen Vertretern schlossen sich höchstens die Dritt- und Viertgeborenen dem Tross an, die ohnehin nichts zu sagen hatten und hofften, durch einen guten Draht zum Auserwählten nach der Rückeroberung ihrer Länder nicht in irgendein Kloster abgeschoben zu werden.<text:line-break/><text:bookmark text:name="bookmark-71"/><text:line-break/><text:bookmark text:name="bookmark-72"/>Alim konnte sie allesamt nicht ausstehen. Da sie Kail imponieren wollten, taten sie natürlich alles, um ihm das Leben schwer zu machen.<text:line-break/><text:bookmark text:name="bookmark-73"/><text:line-break/><text:bookmark text:name="bookmark-74"/>Wenn es Leute gab, die halbwegs nett zu ihm waren, dann waren es Bewahrer, dachte Alim gerade, da tauchte auch schon ein ebensolcher auf. Er trug zwei Schalen mit Suppe und einen ganzen Kanten Brot unter dem Arm und grinste dabei, als hätte er ein Wildschwein erlegt.<text:line-break/><text:bookmark text:name="bookmark-75"/><text:line-break/><text:bookmark text:name="bookmark-76"/>Alim kletterte vom Wagen und setzte sich mit Tajan ins Gras vor einem der großen Räder. Tajan stellte das Essen ab, nahm seinen Löffel vom Gürtel und hob einen verbeulten Flachmann, wobei er bedeutungsvoll mit den buschigen Augenbrauen wackelte.<text:line-break/><text:bookmark text:name="bookmark-77"/><text:line-break/><text:bookmark text:name="bookmark-78"/>„Ich habe ein Verbrechen begangen und brauche nun Hilfe bei der Vernichtung von Beweisen“, verkündete er und ließ sich im Schneidersitz neben Alim nieder.<text:line-break/><text:bookmark text:name="bookmark-79"/><text:line-break/><text:bookmark text:name="bookmark-80"/>„Wen hast du diesmal beklaut?“, erkundigte sich Alim unbeeindruckt und nahm den ersten Löffel Suppe. Er hätte gerne gewusst, was Magier aßen. Wenn er die Geschichten am Lagerfeuer hörte, klang es immer so, als wären Magier eine ganz andere Gattung Mensch. In einem Dorf, in dem sie mehrere Wochen gelagert hatten, hatte er ein Buch über Vererbung aufgetrieben. Indirekt hatte er dafür Prügel bezogen, denn es hatte ihn gelehrt, dass es wahrscheinlich war, dass sein Vater ein Magier war. Er hatte Mariel mit der Frage konfrontiert, und sie war zuerst kreidebleich und dann puterrot geworden, ehe sie zu schimpfen begonnen und die Herausgabe des Buches verlangt hatte, woraufhin es ihm von zwei Kriegern unter Stockschlägen entrissen worden war. Mariel hatte es leid getan. Sie hatte die blauen Flecken mit Salbe eingerieben und ihm Karamell gemacht. Doch geantwortet hatte sie nicht, nur etwas, das an ihrem Hals hing, umklammert und krampfhaft behauptet, sie wüsste es nicht und es wäre auch besser so. Doch am nächsten Tag hatte er sie dabei erwischt, wie sie heimlich weinte.<text:line-break/><text:bookmark text:name="bookmark-81"/><text:line-break/><text:bookmark text:name="bookmark-82"/>Seine Schwester wusste viel mehr, als sie zugab, und dank des Buches konnte sich Alim vieles denken. Er wusste, dass Mariel nur seine Halbschwester war, was nicht verwunderte. Sie war dreizehn Jahre älter als er und ein Hebammenkind. Ihre Mutter hatte sie nicht bekommen, weil sie geheiratet oder sich verliebt hatte. Sie hatte sie bekommen, um ihre Ausbildung zur Heilerin zu beenden und den Ruf ihrer Meisterin zu erhalten. Alim kannte Mariels Vater sogar, er war einer der Rebellen und lebte noch immer in den Höhlen unter Treborg. Der Tross näherte sich Treborg nur selten, doch die Rebellen von dort waren Meister der Täuschung und die besten Führer über die Hochebenen. Wenn der Tross von Cornelle kommend nach Holm zog, trennte er sich in noch mehr kleine Grüppchen auf als ohnehin schon, und jedem einzelnen schloss sich einer der Männer vom Felsendom an. In wenigen Tagen war es wieder soweit, und wahrscheinlich würde Gunther wieder die Gruppe um Mariel übernehmen, obwohl er immer, wenn er zu ihnen stieß, peinlich berührt wirkte. Er brachte Mariel stets Geschenke mit: ein Kleid aus der Stadt oder einen Mantel aus Bieberfellen, für die er selbst gejagt hatte, aber er sprach selten mit ihr und sah ihr nicht in die Augen. Früher hatte sich Alim gefragt, ob es daran lag, dass er sonst nie für Mariel da gewesen war, <text:soft-page-break/>und dann hatte er überlegt, ob sein eigener Vater auch irgendein Rebell war, dem seine Mutter irgendwo einmal begegnet war, und ob er sich auch schämen würde, wenn er Alim und Kail träfe. Doch als er älter geworden war, war ihm klar geworden, dass die Antwort nicht so einfach sein konnte. Wäre sein Vater ein Rebell gewesen, dann wäre er mit dem Tross gezogen, dann wäre er stolz gewesen, den Auserwählten gezeugt zu haben, und die Schande, dass dabei auch ein Magier herausgekommen war, wäre zweitrangig gewesen.<text:line-break/><text:bookmark text:name="bookmark-83"/><text:line-break/><text:bookmark text:name="bookmark-84"/>Seit Alim die Vererbung verstand, wusste er jedoch, dass sein Vater wahrscheinlich ein Magier war, auch wenn Simon ihm regelmäßig widersprach. Woher seine Mutter kam und wer sie gewesen war, bevor sie mit gerade einmal sechs Jahren in Aiskaland vor der Tür einer Heilerin aufgetaucht war, wusste niemand. Selbst Mariel wusste nichts über die Familie ihrer Mutter, und in diesem Punkt glaubte Alim ihr sogar. Es konnte also durchaus sein, dass Ellan ihm die Magie vererbt hatte, aber Alim glaubte nicht daran. Er glaubte es nicht, weil Mariel Magie so völlig anders brach als Kail. Er hätte es seinem Ziehvater gerne erklärt, aber er konnte das, was er in Bezug auf Magie „sah“, nicht in Worte fassen.<text:line-break/><text:bookmark text:name="bookmark-85"/><text:line-break/><text:bookmark text:name="bookmark-86"/>Aus dem Buch über Vererbung hatte er aber auch etwas anderes gelernt: Er hatte gelernt, dass es nur ein einziges Gen, ein einziger Marker war, der ihn zum Magier machte, was bedeutete, dass er auch als Nichtmagier genau derselbe Mensch gewesen wäre, dieselben Vorlieben und Fähigkeiten gehabt hätte. Also war es nicht das Erbgut, das die Magier vom Rest der Welt unterschied, es waren Erziehung, Kultur und Brauchtum. Daher konnte er, der er sein gesamtes Leben unter Rebellen verbracht hatte, sich nicht als Magier bezeichnen, und daher war auch Tem, der die Sitten und Gebräuche der Magier perfekt kannte, aber nicht auch nur das geringste Fünkchen Magie in sich hatte, besser darin, einen Magier zu mimen, als Alim. Aber das mochte auch damit zusammenhängen, dass Tem seine Spiegel und Pülverchen besser beherrschte als Alim die Magie.<text:line-break/><text:bookmark text:name="bookmark-87"/><text:line-break/><text:bookmark text:name="bookmark-88"/>Er hatte Tem so oft über die Lebensweise der Magier ausgefragt, doch Tem war ein Barde, ein Troubadour, der sich darauf verstand, Geschichten zu erzählen. Spätestens wenn er anfing, in Reimen zu sprechen, wusste Alim, dass er log. Auch Tem hatte Gründe, die Magier zu hassen. Auch Tem war zum Orden gekommen, weil er die Magiergesellschaft stürzen wollte, also hielt auch er sich an das Gebot, Alim nichts über die Magie und die Magier zu verraten. Da konnten sie fünfmal Freunde sein. Wenn überhaupt, dann war es wahrscheinlicher, dass Tajan sich verplapperte, obwohl auch dies noch nicht vorgekommen war, denn Tajan war ein Mitglied des Rates. Er mochte jung sein, er mochte ein Schlitzohr sein, und er mochte eine Schwäche für Alim haben, aber er war weder dumm, noch unvorsichtig. Er hatte sich jederzeit im Griff, und es schien oft, als könne er zwei Dinge gleichzeitig tun. Hier unterhielt er sich noch mit jemandem über die beste Wanderroute, da rief er einem Anderen die Ergebnisse einer komplexen Berechnung zu, die er vor Stunden begonnen und nun im Kopf vollendet hatte. Alim hoffte darauf, dass Tajan irgendwann an ein Konstrukt geriet, dass er ohne Magie nicht verstehen konnte, denn Neugier war auch Tajans Schwäche. Wenn ihn ein Rätsel lange genug quälte, würde er nachgeben und Informationen gegen Informationen tauschen.<text:line-break/><text:bookmark text:name="bookmark-89"/><text:line-break/><text:bookmark text:name="bookmark-90"/>Alim rülpste und stellte die leere Schüssel zur Seite. Die Hoffnung starb zuletzt.<text:line-break/><text:bookmark text:name="bookmark-91"/>Irgendwo im Tross fluchte jemand, und Tajan leerte hastig den letzten Schluck aus dem Flachmann. Alim war der Brandwein zu Kopf gestiegen, und er lachte leise vor sich hin, während er zur Seite umkippte. Das würde Schelte geben, aber es war ihm egal. Die Suppe war gut gewesen und das Brot frisch, das Wetter war warm und der Brandwein würzig. Viel mehr hatte er in diesem Leben sowieso nicht, also sollte er es genießen. Aber vielleicht sprach ja nur der Schwipps aus ihm.<text:line-break/><text:bookmark text:name="bookmark-92"/><text:line-break/><text:bookmark text:name="bookmark-93"/>Als der Tross wieder aufbrach, holte Mariel ihn auf den Kutschbock ihres Wagens. Die beiden Männer, die sie behandelte, schnarchten im Schlaf laut. Mariel war keine fertige Heilerin, obwohl sie immer wieder bei Meisterinnen in die Lehre ging.<text:line-break/><text:bookmark text:name="bookmark-94"/><text:soft-page-break/><text:line-break/><text:bookmark text:name="bookmark-95"/>„Ich bin eine Rebellin, die sich mit Verletzten auskennt. In eine Stadt komme ich sowieso nicht, was nützt mir also ein Ruf, und ein Balg am Bein brauche ich auch nicht, um Dünnpfiff und gebrochene Beine zu kurieren“, hatte sie einmal geantwortet, als Simon sie aufgefordert hat, ihre Ausbildung bei einer Heilerin in Eleazar zu beenden.<text:line-break/><text:bookmark text:name="bookmark-96"/>„Der Knochen wächst schief zusammen“, sagte sie nach einer Weile, in der Alim auf die Hintern der Ochsen gestarrt hatte. „Ich musste ihn wieder brechen, befürchte aber, dass es davon auch nicht besser wird. Er wird sein Leben lang hinken, außer ...“<text:line-break/><text:bookmark text:name="bookmark-97"/><text:line-break/><text:bookmark text:name="bookmark-98"/>Sie beendete den Satz nicht, sondern sah ihn vielsagend an. Er blickte sich um und schaute dann in den Wagen. Der Schlaf der beiden Männer war unnatürlich tief.<text:line-break/><text:bookmark text:name="bookmark-99"/><text:line-break/><text:bookmark text:name="bookmark-100"/>„Hast du ihnen was gegeben?“, fragte er und betrachtete den Verband.<text:line-break/><text:bookmark text:name="bookmark-101"/><text:line-break/><text:bookmark text:name="bookmark-102"/>„Eine Mohn-Alraunen-Mischung, sie werden bis morgen früh schlafen, und ich werde den Verband straff binden, damit er es nicht merkt“, erklärte sie.<text:line-break/><text:bookmark text:name="bookmark-103"/><text:line-break/><text:bookmark text:name="bookmark-104"/>Alim nickte und kletterte in den Planwagen. Er löste den Verband und legte das blau-grün verfärbte Schienbein frei. Feine silberne Schlieren umgaben es, wie kondensierender Atem in kalter Winterluft. Als er die Hand darüber hielt, zogen die Schlieren auf ihn zu. Er konzentrierte sich darauf und bewegte die Finger in einem Muster. Er musste etwas hin- und herprobieren, dann fand er den Rhythmus, in dem sich die silbernen Fäden unter seinen Händen zu verbinden begannen. Es war, als würde er sie zusammenflechten, zu einer Schnur winden. Er legte sich die Schnur aus Energie um die Hand. Inzwischen wusste er, dass er sie nur dreimal umwickeln durfte, sonst riss das Band und die Energie ging verloren. Dann führte er die Hand vorsichtig zum Fuß des Verletzten und schob die Schlingen über den Fuß auf den gebrochenen Knochen. Er sah ganz genau, was er tat, ohne auch nur im Ansatz zu wissen, wie er es anstellte oder auch nur zu ahnen, wie es wirken konnte, doch der Bruch heilte. Nicht vollständig, nur ein wenig. Wieder begann er damit, die Fäden zu verbinden, zu Schlingen zu formen und über den Knochen zu ziehen. Dass es besser wurde, sah er daran, dass immer weniger der magischen Energie aus dem Körper entwich. Als die Fäden zu licht zum Flechten wurden, kletterte er wieder auf den Kutschbock und übernahm die Zügel, damit Mariel in den Wagen steigen und den Verband erneuern konnte.<text:line-break/><text:bookmark text:name="bookmark-105"/><text:line-break/><text:bookmark text:name="bookmark-106"/>Es war unnötig, denn der Mann hätte sofort aufstehen und weggehen können. Doch das durfte er nicht erfahren, denn statt Dank hätte Alim nur Prügel bezogen.<text:line-break/><text:bookmark text:name="bookmark-107"/><text:line-break/><text:bookmark text:name="bookmark-108"/>Es war genau diese Dummheit, die ihn so ärgerte. Er konnte mit Magie heilen, es war das Einzige, was er einigermaßen beherrschte – aber er durfte nicht. Die Genesenen, die davon erfahren hatten, beschimpften ihn und bezeichneten sich selbst als verflucht. Ein Mann hatte seinen gerade erst geheilten Arm sogar selbst wieder gebrochen, mit der Begründung, er wolle keinem Magier etwas schulden und mit der Dreifachen im Reinen sein.<text:line-break/><text:bookmark text:name="bookmark-109"/><text:line-break/><text:bookmark text:name="bookmark-110"/>Mit Magie konnte man so viel Gutes tun. Andererseits hatte genauso alles begonnen. Das Artefakt von Riksfelt war erbaut worden, um die Felder von Holm vor dem unwirschen Wetter der Kraysee zu schützen. Doch heute lebten die Bauern dort in ständiger Angst, denn es genügte ein falsches Wort, und der Herr von Riksfelt konnte Stürme rufen, die das Korn vernichteten, oder Dürre auslösen, die das Vieh sterben ließ.<text:line-break/><text:bookmark text:name="bookmark-111"/>Alim betrachtete seine Hände, an denen noch die letzten Fäden der Magie hingen. Einst hatten die Magier nur Gutes gewollt, Frieden und ein geeintes Gattland, Wohlstand und Sicherheit. Er fragte sich, wie und wann aus diesen guten Absichten Willkür und Tyrannei geworden waren.<text:line-break/><text:bookmark text:name="bookmark-112"/><text:line-break/><text:bookmark text:name="bookmark-113"/>Er blieb bis zum Abend auf dem Kutschbock, unterhielt sich mit Mariel und übte sein Wissen über <text:soft-page-break/>die Pflanzen des Waldes, indem er mit ihr Ratespielchen spielte. Am Abend lauschte er Tem, der über ruhmreiche Rebellen und niederträchtige Magier sang, ehe er sein bescheidenes Lager aufschlug und hoffte, dass es am kommenden Morgen erst abgebaut werden würde, wenn er nicht mehr drauflag. Die Hoffnung starb zuletz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1:57:26.153449594</meta:creation-date>
    <dc:date>2017-09-18T11:58:27.112143495</dc:date>
    <meta:editing-duration>PT1M1S</meta:editing-duration>
    <meta:editing-cycles>1</meta:editing-cycles>
    <meta:document-statistic meta:table-count="0" meta:image-count="0" meta:object-count="0" meta:page-count="7" meta:paragraph-count="2" meta:word-count="3680" meta:character-count="22785" meta:non-whitespace-character-count="19055"/>
    <meta:generator>LibreOffice/5.4.0.3$Linux_X86_64 LibreOffice_project/40m0$Build-3</meta:generator>
  </office:meta>
</office:document-meta>
</file>